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.338cm" fo:min-width="1.66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147cm" fo:min-width="5.723cm" draw:shadow="visible" draw:shadow-offset-x="0.102cm" draw:shadow-offset-y="0.10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639cm" fo:min-width="0.152cm" draw:shadow-opacity="0%"/>
    </style:style>
    <style:style style:name="gr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639cm" fo:min-width="0.153cm" draw:shadow-opacity="0%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9.783cm" fo:min-width="6.485cm" draw:shadow="visible" draw:shadow-offset-x="0.102cm" draw:shadow-offset-y="0.102cm"/>
    </style:style>
    <style:style style:name="gr9" style:family="graphic" style:parent-style-name="standard">
      <style:graphic-properties draw:stroke="none" svg:stroke-color="#000000" draw:fill="none" draw:fill-color="#ffffff" fo:min-height="0.839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789cm" draw:shadow="visible" draw:shadow-offset-x="0.102cm" draw:shadow-offset-y="0.102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3.945cm" draw:shadow="visible" draw:shadow-offset-x="0.102cm" draw:shadow-offset-y="0.102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671cm" fo:min-width="4.453cm" draw:shadow="visible" draw:shadow-offset-x="0.102cm" draw:shadow-offset-y="0.1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0.77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.13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0pt" style:font-size-asian="18pt" style:font-size-complex="18pt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size="16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1pt" fo:font-style="italic" style:font-size-asian="18pt" style:font-size-complex="18pt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11" style:family="paragraph">
      <loext:graphic-properties draw:fill-color="#ffffff"/>
      <style:paragraph-properties fo:text-align="center"/>
      <style:text-properties fo:font-size="16pt" style:font-size-asian="18pt" style:font-size-complex="18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1pt" fo:font-style="italic" style:font-size-asian="18pt" style:font-size-complex="18pt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1pt" fo:font-style="italic" style:font-size-asian="18pt" style:font-size-complex="18pt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99cm" svg:height="1.825cm" svg:x="4.493cm" svg:y="2.839cm">
          <draw:text-box>
            <text:p text:style-name="P1"><text:span text:style-name="T1">Data Service</text:span></text:p>
          </draw:text-box>
        </draw:frame>
        <draw:custom-shape draw:style-name="gr2" draw:text-style-name="P3" xml:id="id1" draw:id="id1" draw:layer="layout" svg:width="2.159cm" svg:height="2.54cm" svg:x="4.239cm" svg:y="4.8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3" draw:id="id3" draw:layer="layout" svg:width="2.159cm" svg:height="2.54cm" svg:x="7.001cm" svg:y="4.8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6.223cm" svg:height="1.397cm" svg:x="3.794cm" svg:y="10.271cm">
          <text:p text:style-name="P4"><text:span text:style-name="T2">Project</text:span><text:span text:style-name="T2">or and </text:span><text:span text:style-name="T2">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5.319cm" svg:y1="7.35cm" svg:x2="6.342cm" svg:y2="10.271cm" draw:start-shape="id1" draw:start-glue-point="7" draw:end-shape="id2" draw:end-glue-point="0" svg:d="M5319 7350v1461h1023v1460" svg:viewBox="0 0 1024 2922">
          <text:p/>
        </draw:connector>
        <draw:connector draw:style-name="gr4" draw:text-style-name="P6" draw:layer="layout" svg:x1="8.081cm" svg:y1="7.35cm" svg:x2="7.595cm" svg:y2="10.271cm" draw:start-shape="id3" draw:start-glue-point="7" draw:end-shape="id4" svg:d="M8081 7350v1461h-486v1460" svg:viewBox="0 0 487 2922">
          <text:p/>
        </draw:connector>
        <draw:g>
          <draw:frame draw:style-name="gr5" draw:text-style-name="P7" draw:layer="layout" svg:width="2.413cm" svg:height="0.762cm" svg:x="4.124cm" svg:y="4.073cm">
            <draw:text-box>
              <text:p text:style-name="P1"><text:span text:style-name="T3">bucket 1</text:span></text:p>
            </draw:text-box>
          </draw:frame>
          <draw:frame draw:style-name="gr5" draw:text-style-name="P7" draw:layer="layout" svg:width="2.413cm" svg:height="0.762cm" svg:x="7.172cm" svg:y="4.073cm">
            <draw:text-box>
              <text:p text:style-name="P1"><text:span text:style-name="T3">bucket 2</text:span></text:p>
            </draw:text-box>
          </draw:frame>
        </draw:g>
        <draw:frame draw:style-name="gr5" draw:text-style-name="P7" draw:layer="layout" svg:width="3.556cm" svg:height="1.115cm" svg:x="4.964cm" svg:y="7.477cm">
          <draw:text-box>
            <text:p text:style-name="P1"><text:span text:style-name="T3">DCP</text:span></text:p>
            <text:p text:style-name="P1"><text:span text:style-name="T3">streaming</text:span></text:p>
          </draw:text-box>
        </draw:frame>
        <draw:custom-shape draw:style-name="gr6" draw:text-style-name="P8" xml:id="id2" draw:id="id2" draw:layer="layout" svg:width="0.652cm" svg:height="0.889cm" svg:x="6.016cm" svg:y="10.2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4" draw:id="id4" draw:layer="layout" svg:width="0.652cm" svg:height="0.889cm" svg:x="7.269cm" svg:y="10.2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53cm" svg:height="0.889cm" svg:x="6.567cm" svg:y="10.2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985cm" svg:height="10.033cm" svg:x="12.176cm" svg:y="2.65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4.572cm" svg:height="1.089cm" svg:x="13.319cm" svg:y="2.905cm">
          <draw:text-box>
            <text:p text:style-name="P1">Index Service</text:p>
          </draw:text-box>
        </draw:frame>
        <draw:custom-shape draw:style-name="gr10" draw:text-style-name="P10" draw:layer="layout" svg:width="2.413cm" svg:height="1.27cm" svg:x="12.811cm" svg:y="4.429cm">
          <text:p text:style-name="P4"><text:span text:style-name="T4">Index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413cm" svg:height="1.27cm" svg:x="15.732cm" svg:y="4.429cm">
          <text:p text:style-name="P4"><text:span text:style-name="T4">Index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4.445cm" svg:height="1.905cm" svg:x="13.319cm" svg:y="9.89cm">
          <text:p text:style-name="P4">Supervisor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4.081cm" svg:y1="5.699cm" svg:x2="15.605cm" svg:y2="9.89cm">
          <text:p/>
        </draw:line>
        <draw:custom-shape draw:style-name="gr10" draw:text-style-name="P10" draw:layer="layout" svg:width="2.413cm" svg:height="1.27cm" svg:x="12.811cm" svg:y="6.179cm">
          <text:p text:style-name="P4"><text:span text:style-name="T4">Index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16.875cm" svg:y1="5.699cm" svg:x2="15.605cm" svg:y2="9.89cm">
          <text:p/>
        </draw:line>
        <draw:line draw:style-name="gr12" draw:text-style-name="P6" draw:layer="layout" svg:x1="14.081cm" svg:y1="7.477cm" svg:x2="15.605cm" svg:y2="9.89cm">
          <text:p/>
        </draw:line>
        <draw:line draw:style-name="gr12" draw:text-style-name="P6" draw:layer="layout" svg:x1="17.002cm" svg:y1="7.477cm" svg:x2="15.605cm" svg:y2="9.89cm">
          <text:p/>
        </draw:line>
        <draw:line draw:style-name="gr12" draw:text-style-name="P6" draw:layer="layout" svg:x1="14.081cm" svg:y1="9.128cm" svg:x2="15.605cm" svg:y2="9.89cm">
          <text:p/>
        </draw:line>
        <draw:line draw:style-name="gr12" draw:text-style-name="P6" draw:layer="layout" svg:x1="16.875cm" svg:y1="9.128cm" svg:x2="15.605cm" svg:y2="9.89cm">
          <text:p/>
        </draw:line>
        <draw:custom-shape draw:style-name="gr10" draw:text-style-name="P10" draw:layer="layout" svg:width="2.413cm" svg:height="1.27cm" svg:x="15.732cm" svg:y="6.179cm">
          <text:p text:style-name="P4"><text:span text:style-name="T4">Index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413cm" svg:height="1.27cm" svg:x="15.732cm" svg:y="7.858cm">
          <text:p text:style-name="P4"><text:span text:style-name="T4">Index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413cm" svg:height="1.27cm" svg:x="12.811cm" svg:y="7.858cm">
          <text:p text:style-name="P4"><text:span text:style-name="T4">Index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4" draw:layer="layout" svg:x1="10.017cm" svg:y1="10.906cm" svg:x2="13.319cm" svg:y2="10.906cm">
          <text:p/>
        </draw:line>
        <draw:custom-shape draw:style-name="gr14" draw:text-style-name="P12" draw:layer="layout" svg:width="4.953cm" svg:height="2.921cm" svg:x="20.558cm" svg:y="9.509cm">
          <text:p text:style-name="P4">Query </text:p>
          <text:p text:style-name="P4">Service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0.557cm" svg:y1="10.906cm" svg:x2="17.764cm" svg:y2="10.906cm">
          <text:p/>
        </draw:line>
        <draw:g>
          <draw:line draw:style-name="gr12" draw:text-style-name="P6" draw:layer="layout" svg:x1="11.541cm" svg:y1="1.762cm" svg:x2="11.541cm" svg:y2="15.097cm">
            <text:p/>
          </draw:line>
          <draw:line draw:style-name="gr12" draw:text-style-name="P6" draw:layer="layout" svg:x1="19.923cm" svg:y1="1.762cm" svg:x2="19.923cm" svg:y2="15.097cm">
            <text:p/>
          </draw:line>
          <draw:line draw:style-name="gr12" draw:text-style-name="P6" draw:layer="layout" svg:x1="2.143cm" svg:y1="15.097cm" svg:x2="26.654cm" svg:y2="15.097cm">
            <text:p/>
          </draw:line>
        </draw:g>
        <draw:frame draw:style-name="gr15" draw:text-style-name="P13" draw:layer="layout" svg:width="6.223cm" svg:height="1.016cm" svg:x="3.667cm" svg:y="13.7cm">
          <draw:text-box>
            <text:p>Data Service Node</text:p>
          </draw:text-box>
        </draw:frame>
        <draw:frame draw:style-name="gr15" draw:text-style-name="P13" draw:layer="layout" svg:width="6.223cm" svg:height="1.016cm" svg:x="12.684cm" svg:y="13.7cm">
          <draw:text-box>
            <text:p>Index Service Node</text:p>
          </draw:text-box>
        </draw:frame>
        <draw:frame draw:style-name="gr15" draw:text-style-name="P13" draw:layer="layout" svg:width="6.223cm" svg:height="1.016cm" svg:x="3.668cm" svg:y="13.7cm">
          <draw:text-box>
            <text:p>Data Service Node</text:p>
          </draw:text-box>
        </draw:frame>
        <draw:frame draw:style-name="gr15" draw:text-style-name="P13" draw:layer="layout" svg:width="6.223cm" svg:height="1.016cm" svg:x="3.668cm" svg:y="13.7cm">
          <draw:text-box>
            <text:p>Data Service Node</text:p>
          </draw:text-box>
        </draw:frame>
        <draw:frame draw:style-name="gr15" draw:text-style-name="P13" draw:layer="layout" svg:width="6.223cm" svg:height="1.016cm" svg:x="20.685cm" svg:y="13.7cm">
          <draw:text-box>
            <text:p>Query Service Node</text:p>
          </draw:text-box>
        </draw:frame>
        <draw:path draw:style-name="gr16" draw:text-style-name="P6" draw:layer="layout" svg:width="0.888cm" svg:height="1.44cm" svg:x="4.329cm" svg:y="5.572cm" svg:viewBox="0 0 889 1441" svg:d="M0 1270c0-423 0-847 0-1270 291 120 600 179 889 170 0 423 0 847 0 1270-289 9-635-43-889-170z">
          <text:p/>
        </draw:path>
        <draw:path draw:style-name="gr17" draw:text-style-name="P6" draw:layer="layout" svg:width="0.695cm" svg:height="0.38cm" svg:x="4.426cm" svg:y="5.699cm" svg:viewBox="0 0 696 381" svg:d="M0 254c0-85 0-169 0-254 224 84 460 127 696 127 0 85 0 169 0 254-236 0-472-43-696-127z">
          <text:p/>
        </draw:path>
        <draw:path draw:style-name="gr17" draw:text-style-name="P6" draw:layer="layout" svg:width="0.695cm" svg:height="0.38cm" svg:x="4.424cm" svg:y="6.095cm" svg:viewBox="0 0 696 381" svg:d="M0 254c0-85 0-169 0-254 224 84 460 127 696 127 0 85 0 169 0 254-236 0-472-43-696-127z">
          <text:p/>
        </draw:path>
        <draw:path draw:style-name="gr17" draw:text-style-name="P6" draw:layer="layout" svg:width="0.695cm" svg:height="0.38cm" svg:x="4.426cm" svg:y="6.492cm" svg:viewBox="0 0 696 381" svg:d="M0 254c0-85 0-169 0-254 224 84 460 127 696 127 0 85 0 169 0 254-236 0-472-43-696-127z">
          <text:p/>
        </draw:path>
        <draw:path draw:style-name="gr16" draw:text-style-name="P6" draw:layer="layout" svg:width="0.888cm" svg:height="1.44cm" svg:x="7.123cm" svg:y="5.572cm" svg:viewBox="0 0 889 1441" svg:d="M0 1270c0-423 0-847 0-1270 291 120 600 179 889 170 0 423 0 847 0 1270-289 9-635-43-889-170z">
          <text:p/>
        </draw:path>
        <draw:path draw:style-name="gr17" draw:text-style-name="P6" draw:layer="layout" svg:width="0.695cm" svg:height="0.38cm" svg:x="7.22cm" svg:y="5.699cm" svg:viewBox="0 0 696 381" svg:d="M0 254c0-85 0-169 0-254 224 84 460 127 696 127 0 85 0 169 0 254-236 0-472-43-696-127z">
          <text:p/>
        </draw:path>
        <draw:path draw:style-name="gr17" draw:text-style-name="P6" draw:layer="layout" svg:width="0.695cm" svg:height="0.38cm" svg:x="7.218cm" svg:y="6.095cm" svg:viewBox="0 0 696 381" svg:d="M0 254c0-85 0-169 0-254 224 84 460 127 696 127 0 85 0 169 0 254-236 0-472-43-696-127z">
          <text:p/>
        </draw:path>
        <draw:path draw:style-name="gr17" draw:text-style-name="P6" draw:layer="layout" svg:width="0.695cm" svg:height="0.38cm" svg:x="7.22cm" svg:y="6.492cm" svg:viewBox="0 0 696 381" svg:d="M0 254c0-85 0-169 0-254 224 84 460 127 696 127 0 85 0 169 0 254-236 0-472-43-696-127z">
          <text:p/>
        </draw:path>
        <draw:path draw:style-name="gr16" draw:text-style-name="P6" draw:layer="layout" svg:width="0.888cm" svg:height="1.44cm" svg:x="5.417cm" svg:y="5.572cm" svg:viewBox="0 0 889 1441" svg:d="M889 1270c0-423 0-847 0-1270-291 120-600 179-889 170 0 423 0 847 0 1270 289 9 635-43 889-170z">
          <text:p/>
        </draw:path>
        <draw:path draw:style-name="gr17" draw:text-style-name="P6" draw:layer="layout" svg:width="0.695cm" svg:height="0.38cm" svg:x="5.513cm" svg:y="5.699cm" svg:viewBox="0 0 696 381" svg:d="M696 254c0-85 0-169 0-254-223 84-460 127-696 127 0 85 0 169 0 254 236 0 473-43 696-127z">
          <text:p/>
        </draw:path>
        <draw:path draw:style-name="gr17" draw:text-style-name="P6" draw:layer="layout" svg:width="0.695cm" svg:height="0.38cm" svg:x="5.515cm" svg:y="6.095cm" svg:viewBox="0 0 696 381" svg:d="M696 254c0-85 0-169 0-254-223 84-460 127-696 127 0 85 0 169 0 254 236 0 473-43 696-127z">
          <text:p/>
        </draw:path>
        <draw:frame draw:style-name="gr5" draw:text-style-name="P15" draw:layer="layout" svg:width="3.556cm" svg:height="1.547cm" svg:x="9.232cm" svg:y="5.494cm">
          <draw:text-box>
            <text:p text:style-name="P14"><text:span text:style-name="T3">Scopes</text:span></text:p>
            <text:p text:style-name="P14"><text:span text:style-name="T3">and</text:span><text:span text:style-name="T3"><text:line-break/></text:span><text:span text:style-name="T3">collec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4-26T11:08:24.925681000</meta:creation-date>
    <dc:date>2021-07-02T15:51:42.561775869</dc:date>
    <meta:editing-duration>P22DT2H14M20S</meta:editing-duration>
    <meta:editing-cycles>6</meta:editing-cycles>
    <meta:generator>LibreOffice/7.0.6.2$Linux_X86_64 LibreOffice_project/00$Build-2</meta:generator>
    <dc:creator>Simon Dew</dc:creator>
    <meta:document-statistic meta:object-count="52"/>
  </office:meta>
</office:document-meta>
</file>